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table:style-name="ce4"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table:style-name="ce4"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table:style-name="ce4"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6" office:value-type="date" office:date-value="2014-04-24">
            <text:p>04/24/14</text:p>
          </table:table-cell>
          <table:table-cell table:style-name="ce4"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table:style-name="ce4"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5">
            <text:p>04/25/14</text:p>
          </table:table-cell>
          <table:table-cell table:style-name="ce4"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table:style-name="ce8"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table:style-name="ce4"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6" office:value-type="date" office:date-value="2014-04-26">
            <text:p>04/26/14</text:p>
          </table:table-cell>
          <table:table-cell table:style-name="ce4"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table:style-name="ce4"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table:style-name="ce4"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6" office:value-type="date" office:date-value="2014-04-27">
            <text:p>04/27/14</text:p>
          </table:table-cell>
          <table:table-cell table:style-name="ce4"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table:style-name="ce4"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6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6" office:value-type="date" office:date-value="2014-04-29">
            <text:p>04/29/14</text:p>
          </table:table-cell>
          <table:table-cell table:style-name="ce4"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table:style-name="ce4"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table:style-name="ce4"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table:style-name="ce4"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table:style-name="ce4"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table:style-name="ce4"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table:style-name="ce4"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table:style-name="ce4"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table:style-name="ce4"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table:style-name="ce4"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table:style-name="ce4"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table:style-name="ce4"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table:style-name="ce4"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table:style-name="ce4"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table:style-name="ce4"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table:style-name="ce4"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table:style-name="ce4"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table:style-name="ce4"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table:style-name="ce4"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table:style-name="ce4"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table:style-name="ce4" office:value-type="string">
            <text:p>10:25-10:35</text:p>
          </table:table-cell>
          <table:table-cell table:number-columns-repeated="1021"/>
        </table:table-row>
        <table:table-row table:style-name="ro1" table:number-rows-repeated="10484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4-30T22:36:34</dc:date>
    <meta:generator>LibreOffice/3.5$Linux_X86_64 LibreOffice_project/350m1$Build-2</meta:generator>
    <meta:editing-duration>P6DT9H34M7S</meta:editing-duration>
    <meta:editing-cycles>266</meta:editing-cycles>
    <meta:document-statistic meta:table-count="1" meta:cell-count="46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